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LTStd55Roman" svg:font-family="AvenirLTStd55Roman, sans-serif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  <style:text-properties fo:font-variant="normal" fo:text-transform="none" fo:color="#000000" style:font-name="Courier New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čátkem listopadu jsme se s Barborou a Julií sešli, aby mi představily svůj záměr pro Jelení. Daly mi perspektivní kresbu umožňující nahlédnout do obou místností galerie zároveň. Dívám se na ni a snažím se vžít do pocitu diváka, který se z chodby chystá vstoupit do galerie. Vidí modrý koberec a slyší zvuk. V místnosti už nějací lidi jsou a bezděky se staví tak, aby mohli být se zvukem (mezi ostatními) na chvíli sami. Ještě než vejde, vybaví se mu instalace Floriana Heckera Formulation, kterou viděl v září v Hamburger Bahnhof, a způsob, jakým si tam lidé hledali místo v prostoru; jakým hledali bod, ke kterému upnou zrak, a zatím se v očích ostatních sami měnili na obrazy.</text:p>
      <text:p text:style-name="P1">Zkouším si lidi odmyslet. Obě místnosti jsou nyní prázdné, z pravé do levé (z první do druhé) proniká zvuk. Nahrávka vyplňuje prostor galerie podobně, jako vyplňovaly rytmické údery bubnu prostor opuštěné tovární haly, v němž vznikal zvukový záznam. Zvuk nahrávky ale neutichá, obě místnosti jsou jej plné. Je jako hladina neviditelné vody, která se vedla nad modrou plochu koberce. V líných, dlouhých vlnách naráží hladina zvuku na plochu pláten, která visí v místnosti vlevo, i když se nikdo nedívá. Na rozdíl od zvuku bubnu, který už v tovární hale dávno utichl, zůstává barva na plátně položená právě tak, jak ji tam Barbora s Julií nanesly. Jedna vrstva barvy na druhé se rozprostírá od okraje k okraji. Barevné lazury vyplňují plochu obrazu, ale neopouští ji, jsou svázány rámy a ty jsou spojeny do bloku jako kameny v neproniknutelné zdi.</text:p>
      <text:p text:style-name="P1">Snažím se představit si sám sebe, jak stojím před tímto obrazem-stěnou-hladinou. Snažím se upnout mysl k prostoru galerie, který je odsud nějakých dvě sta kilometrů, a dosadit do něj obraz, který nevidím, a zvuk, který neslyším, zatímco na monitoru na bílém „listě“ se rozlévají písmena, řádek za řádkem. Koukám na ten řádek s rozléváním písmen a vidím, jak mě zombiemetafory obklopují s hrozivým mručením podobně jako (ne)mrtví z Bílých hor krále Aragorna. Něco mi říká, že je nejvyšší čas zvednout hlavu nad hladinu a nadechnout se…</text:p>
      <text:p text:style-name="P1">Jan Zálešák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LTStd55Roman" svg:font-family="AvenirLTStd55Roman, sans-serif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5:59:39.147000000</meta:creation-date>
    <dc:date>2016-03-20T16:00:41.289000000</dc:date>
    <meta:editing-duration>P0D</meta:editing-duration>
    <meta:editing-cycles>1</meta:editing-cycles>
    <meta:document-statistic meta:table-count="0" meta:image-count="0" meta:object-count="0" meta:page-count="1" meta:paragraph-count="4" meta:word-count="343" meta:character-count="2070" meta:non-whitespace-character-count="1731"/>
    <meta:generator>LibreOffice/4.2.2.1$Windows_x86 LibreOffice_project/3be8cda0bddd8e430d8cda1ebfd581265cca5a0f</meta:generator>
  </office:meta>
</office:document-meta>
</file>